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92in" style:rel-column-width="5957*"/>
    </style:style>
    <style:style style:name="Table1.D" style:family="table-column">
      <style:table-column-properties style:column-width="0.6299in" style:rel-column-width="5958*"/>
    </style:style>
    <style:style style:name="Table1.K" style:family="table-column">
      <style:table-column-properties style:column-width="0.6299in" style:rel-column-width="59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K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K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Table_20_Contents">
      <style:text-properties officeooo:paragraph-rsid="002b034a"/>
    </style:style>
    <style:style style:name="P3" style:family="paragraph" style:parent-style-name="Heading_20_2">
      <style:text-properties officeooo:paragraph-rsid="001f7d61"/>
    </style:style>
    <style:style style:name="P4" style:family="paragraph">
      <loext:graphic-properties draw:fill="solid" draw:fill-color="#ff0000"/>
      <style:paragraph-properties fo:text-align="center"/>
      <style:text-properties fo:font-size="12pt"/>
    </style:style>
    <style:style style:name="P5" style:family="paragraph">
      <loext:graphic-properties draw:fill="solid" draw:fill-color="#ffff00"/>
      <style:paragraph-properties fo:text-align="center"/>
      <style:text-properties fo:font-size="12pt"/>
    </style:style>
    <style:style style:name="P6" style:family="paragraph">
      <loext:graphic-properties draw:fill="solid" draw:fill-color="#2a6099"/>
      <style:paragraph-properties fo:text-align="center"/>
      <style:text-properties fo:font-size="12pt"/>
    </style:style>
    <style:style style:name="P7" style:family="paragraph">
      <loext:graphic-properties draw:fill-color="#99ff66" draw:opacity="25%"/>
      <style:paragraph-properties fo:text-align="center"/>
      <style:text-properties fo:font-size="12pt"/>
    </style:style>
    <style:style style:name="P8" style:family="paragraph">
      <loext:graphic-properties draw:fill-color="#ff6600" draw:opacity="25%"/>
      <style:paragraph-properties fo:text-align="center"/>
      <style:text-properties fo:font-size="12pt"/>
    </style:style>
    <style:style style:name="P9" style:family="paragraph">
      <loext:graphic-properties draw:fill="solid" draw:fill-color="#ff6600" draw:opacity="25%"/>
      <style:paragraph-properties fo:text-align="center"/>
      <style:text-properties fo:font-size="12pt"/>
    </style:style>
    <style:style style:name="P10" style:family="paragraph">
      <loext:graphic-properties draw:fill-color="#801900" draw:opacity="25%"/>
      <style:paragraph-properties fo:text-align="center"/>
      <style:text-properties fo:font-size="12pt"/>
    </style:style>
    <style:style style:name="P11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P12" style:family="paragraph">
      <loext:graphic-properties draw:fill="solid" draw:fill-color="#99ff66" draw:opacity="25%"/>
      <style:paragraph-properties fo:text-align="center"/>
      <style:text-properties fo:font-size="12pt"/>
    </style:style>
    <style:style style:name="gr1" style:family="graphic">
      <style:graphic-properties draw:fill="solid" draw:fill-color="#ff00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ff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ff00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2a6099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2a6099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ff66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solid"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="solid"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 text:is-list-header="true"><draw:custom-shape text:anchor-type="paragraph" draw:z-index="14" draw:name="Shape 50" draw:style-name="gr8" draw:text-style-name="P9" svg:width="0.1343in" svg:height="0.1343in" svg:x="6.5492in" svg:y="0.418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Shape 44" draw:style-name="gr9" draw:text-style-name="P10" svg:width="0.1335in" svg:height="0.1335in" svg:x="4.0457in" svg:y="0.4272in"><text:p/><draw:enhanced-geometry svg:viewBox="0 0 21600 21600" draw:type="rectangle" draw:enhanced-path="M 0 0 L 21600 0 21600 21600 0 21600 0 0 Z N"/></draw:custom-shape><draw:custom-shape text:anchor-type="paragraph" draw:z-index="4" draw:name="Shape 71" draw:style-name="gr12" draw:text-style-name="P12" svg:width="0.1335in" svg:height="0.1335in" svg:x="0.8862in" svg:y="0.4201in"><text:p/><draw:enhanced-geometry svg:viewBox="0 0 21600 21600" draw:type="rectangle" draw:enhanced-path="M 0 0 L 21600 0 21600 21600 0 21600 0 0 Z N"/></draw:custom-shape><draw:custom-shape text:anchor-type="paragraph" draw:z-index="17" draw:name="Shape 1" draw:style-name="gr4" draw:text-style-name="P6" svg:width="0.1335in" svg:height="0.1335in" svg:x="2.1492in" svg:y="0.4181in"><text:p/><draw:enhanced-geometry svg:viewBox="0 0 21600 21600" draw:type="rectangle" draw:enhanced-path="M 0 0 L 21600 0 21600 21600 0 21600 0 0 Z N"/></draw:custom-shape><draw:custom-shape text:anchor-type="paragraph" draw:z-index="32" draw:name="Shape 8" draw:style-name="gr1" draw:text-style-name="P4" svg:width="0.1335in" svg:height="0.1335in" svg:x="5.3016in" svg:y="0.4126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K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7" draw:name="Shape 9" draw:style-name="gr1" draw:text-style-name="P4" svg:width="0.1335in" svg:height="0.1335in" svg:x="0.2256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0" draw:style-name="gr7" draw:text-style-name="P8" svg:width="0.1335in" svg:height="0.1335in" svg:x="0.2299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25" draw:name="Shape 12" draw:style-name="gr3" draw:text-style-name="P5" svg:width="0.1343in" svg:height="0.1343in" svg:x="0.229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7" draw:name="Shape 43" draw:style-name="gr6" draw:text-style-name="P7" svg:width="0.1335in" svg:height="0.1335in" svg:x="0.2382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9" draw:name="Shape 4" draw:style-name="gr4" draw:text-style-name="P6" svg:width="0.1335in" svg:height="0.1335in" svg:x="0.2362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K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1" draw:name="Shape 6" draw:style-name="gr5" draw:text-style-name="P6" svg:width="0.1343in" svg:height="0.1343in" svg:x="0.2138in" svg:y="0.182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69" draw:style-name="gr9" draw:text-style-name="P10" svg:width="0.1335in" svg:height="0.1335in" svg:x="0.233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1" draw:name="Shape 17" draw:style-name="gr1" draw:text-style-name="P4" svg:width="0.1335in" svg:height="0.1335in" svg:x="0.2335in" svg:y="0.166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47" draw:style-name="gr7" draw:text-style-name="P8" svg:width="0.1335in" svg:height="0.1335in" svg:x="0.2354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6" draw:name="Shape 13" draw:style-name="gr2" draw:text-style-name="P5" svg:width="0.1335in" svg:height="0.1335in" svg:x="0.2311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6" draw:name="Shape 52" draw:style-name="gr6" draw:text-style-name="P7" svg:width="0.1335in" svg:height="0.1335in" svg:x="0.2244in" svg:y="0.1752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0" draw:name="Shape 67" draw:style-name="gr13" draw:text-style-name="P9" svg:width="0.1335in" svg:height="0.1335in" svg:x="0.2161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3" draw:name="Shape 3" draw:style-name="gr2" draw:text-style-name="P5" svg:width="0.1335in" svg:height="0.1335in" svg:x="0.2339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10" draw:text-style-name="P7" svg:width="0.1343in" svg:height="0.1343in" svg:x="0.2437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7" draw:style-name="gr4" draw:text-style-name="P6" svg:width="0.1335in" svg:height="0.1335in" svg:x="0.2382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<draw:custom-shape text:anchor-type="paragraph" draw:z-index="12" draw:name="Shape 48" draw:style-name="gr9" draw:text-style-name="P10" svg:width="0.1335in" svg:height="0.1335in" svg:x="0.2374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30" draw:name="Shape 16" draw:style-name="gr1" draw:text-style-name="P4" svg:width="0.1335in" svg:height="0.1335in" svg:x="0.2256in" svg:y="0.1693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2" draw:style-name="gr11" draw:text-style-name="P11" svg:width="0.1343in" svg:height="0.1343in" svg:x="0.2366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9" draw:name="Shape 15" draw:style-name="gr1" draw:text-style-name="P4" svg:width="0.1335in" svg:height="0.1335in" svg:x="0.2366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6" draw:style-name="gr7" draw:text-style-name="P8" svg:width="0.1335in" svg:height="0.1335in" svg:x="0.2417in" svg:y="0.17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4" draw:name="Shape 11" draw:style-name="gr2" draw:text-style-name="P5" svg:width="0.1335in" svg:height="0.1335in" svg:x="0.2437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3" draw:name="Shape 49" draw:style-name="gr6" draw:text-style-name="P7" svg:width="0.1335in" svg:height="0.1335in" svg:x="0.2508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8" draw:name="Shape 2" draw:style-name="gr4" draw:text-style-name="P6" svg:width="0.1335in" svg:height="0.1335in" svg:x="0.2311in" svg:y="0.1563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10" draw:text-style-name="P7" svg:width="0.1343in" svg:height="0.1343in" svg:x="0.2417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5" draw:style-name="gr5" draw:text-style-name="P6" svg:width="0.1343in" svg:height="0.1343in" svg:x="0.2429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45" draw:style-name="gr9" draw:text-style-name="P10" svg:width="0.1335in" svg:height="0.1335in" svg:x="0.2516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8" draw:name="Shape 10" draw:style-name="gr1" draw:text-style-name="P4" svg:width="0.1335in" svg:height="0.1335in" svg:x="0.2457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5" draw:name="Shape 51" draw:style-name="gr7" draw:text-style-name="P8" svg:width="0.1335in" svg:height="0.1335in" svg:x="0.2374in" svg:y="0.1626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6-15T20:45:13.904409332</dc:date>
    <meta:editing-duration>PT1H44M14S</meta:editing-duration>
    <meta:editing-cycles>13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